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paragraph-properties fo:margin-top="0cm" fo:margin-bottom="0cm"/>
    </style:style>
    <style:style style:name="P8"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plugin hooks</text:p>
          </draw:text-box>
        </draw:frame>
        <draw:frame draw:style-name="standard" draw:layer="layout" svg:width="25.26cm" svg:height="5.831cm" svg:x="1.399cm" svg:y="4.915cm">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func_setup</text:span></text:p>
              </table:table-cell>
              <table:table-cell table:style-name="ce3">
                <text:p><text:span text:style-name="T4">8.2</text:span></text:p>
              </table:table-cell>
            </table:table-row>
            <table:table-row table:style-name="ro1" table:default-cell-style-name="ce3">
              <table:table-cell>
                <text:p><text:span text:style-name="T3">func_beg</text:span></text:p>
              </table:table-cell>
              <table:table-cell>
                <text:p><text:span text:style-name="T4">8.2</text:span></text:p>
              </table:table-cell>
            </table:table-row>
            <table:table-row table:style-name="ro1" table:default-cell-style-name="ce4">
              <table:table-cell>
                <text:p><text:span text:style-name="T5">func_end</text:span></text:p>
              </table:table-cell>
              <table:table-cell>
                <text:p><text:span text:style-name="T5">8.2</text:span></text:p>
              </table:table-cell>
            </table:table-row>
            <table:table-row table:style-name="ro1" table:default-cell-style-name="ce4">
              <table:table-cell>
                <text:p><text:span text:style-name="T5">stmt_beg</text:span></text:p>
              </table:table-cell>
              <table:table-cell>
                <text:p><text:span text:style-name="T5">8.2</text:span></text:p>
              </table:table-cell>
            </table:table-row>
            <table:table-row table:style-name="ro1" table:default-cell-style-name="ce4">
              <table:table-cell>
                <text:p><text:span text:style-name="T5">stmt_end</text:span></text:p>
              </table:table-cell>
              <table:table-cell>
                <text:p><text:span text:style-name="T5">8.2</text:span></text:p>
              </table:table-cell>
            </table:table-row>
          </table:table>
          <draw:image xlink:href="Pictures/TablePreview3.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text:span></text:p>
              <text:p><text:span text:style-name="T9">Another name (plugin), but same idea behind.</text:span></text:p>
              <text:p><text:span text:style-name="T9"/></text:p>
              <text:list text:style-name="L2">
                <text:list-item>
                  <text:p><text:span text:style-name="T9">PlpgSQL_plugin</text:span></text:p>
                </text:list-item>
                <text:list-item>
                  <text:p>Used by EDB's PL/pgsql debugger, and profiler</text:p>
                </text:list-item>
              </text:list>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p><text:span text:style-name="T10">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7"><text:span text:style-name="T13">static ClientAuthentication_hook_type next_client_auth_hook = NULL;</text:span></text:p>
            <text:p text:style-name="P7"><text:span text:style-name="T13">/* Module entry point */ </text:span></text:p>
            <text:p text:style-name="P7"><text:span text:style-name="T13">void </text:span></text:p>
            <text:p text:style-name="P7"><text:span text:style-name="T13">_PG_init(void) </text:span></text:p>
            <text:p text:style-name="P7"><text:span text:style-name="T13">{ </text:span></text:p>
            <text:p text:style-name="P7"><text:span text:style-name="T13"><text:s text:c="4"/></text:span><text:span text:style-name="T13">next_client_auth_hook = ClientAuthentication_hook; </text:span></text:p>
            <text:p text:style-name="P7"><text:span text:style-name="T13"><text:s text:c="4"/></text:span><text:span text:style-name="T13">ClientAuthentication_hook = my_client_auth; </text:span></text:p>
            <text:p text:style-name="P7"><text:span text:style-name="T13">}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8"><text:span text:style-name="T10">static void my_client_auth(Port *port, int status) </text:span></text:p>
            <text:p text:style-name="P8"><text:span text:style-name="T10">{ </text:span></text:p>
            <text:p text:style-name="P8"><text:span text:style-name="T10"><text:s text:c="4"/></text:span><text:span text:style-name="T10">struct stat buf; </text:span></text:p>
            <text:p text:style-name="P8"><text:span text:style-name="T10"/></text:p>
            <text:p text:style-name="P8"><text:span text:style-name="T10"><text:s text:c="4"/></text:span><text:span text:style-name="T10">if (next_client_auth_hook) </text:span></text:p>
            <text:p text:style-name="P8"><text:span text:style-name="T10"><text:s text:c="8"/></text:span><text:span text:style-name="T10">(*next_client_auth_hook) (port, status); </text:span></text:p>
            <text:p text:style-name="P8"><text:span text:style-name="T10"/></text:p>
            <text:p text:style-name="P8"><text:span text:style-name="T10"><text:s text:c="4"/></text:span><text:span text:style-name="T10">if (status != STATUS_OK) </text:span></text:p>
            <text:p text:style-name="P8"><text:span text:style-name="T10"><text:s text:c="8"/></text:span><text:span text:style-name="T10">return; </text:span></text:p>
            <text:p text:style-name="P8"><text:span text:style-name="T10"/></text:p>
            <text:p text:style-name="P8"><text:span text:style-name="T10"><text:s text:c="4"/></text:span><text:span text:style-name="T10">if(!stat("/tmp/connection.stopped", &amp;buf)) </text:span></text:p>
            <text:p text:style-name="P8"><text:span text:style-name="T10"><text:s text:c="8"/></text:span><text:span text:style-name="T10">ereport(FATAL, (errcode(ERRCODE_INTERNAL_ERROR),</text:span></text:p>
            <text:p text:style-name="P8"><text:span text:style-name="T10"><text:s text:c="12"/></text:span><text:span text:style-name="T10">errmsg("Connection not authorized!!"))); </text:span></text:p>
            <text:p text:style-name="P8"><text:span text:style-name="T10">}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 Saved hook values in case of unload */</text:span></text:p>
            <text:p text:style-name="P7"><text:span text:style-name="T13">static ExecutorEnd_hook_type prev_ExecutorEnd = NULL;</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rev_ExecutorEnd = ExecutorEnd_hook;</text:span></text:p>
            <text:p text:style-name="P7"><text:span text:style-name="T13"><text:s text:c="2"/></text:span><text:span text:style-name="T13">ExecutorEnd_hook = pgluq_ExecutorEnd;</text:span></text:p>
            <text:p text:style-name="P7"><text:span text:style-name="T13">}</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8"><text:span text:style-name="T10">static void</text:span></text:p>
            <text:p text:style-name="P8"><text:span text:style-name="T10">pgluq_ExecutorEnd(QueryDesc *queryDesc)</text:span></text:p>
            <text:p text:style-name="P8"><text:span text:style-name="T10">{</text:span></text:p>
            <text:p text:style-name="P8"><text:span text:style-name="T10"><text:s text:c="2"/></text:span><text:span text:style-name="T10">Assert(query != NULL);</text:span></text:p>
            <text:p text:style-name="P8"><text:span text:style-name="T10"/></text:p>
            <text:p text:style-name="P8"><text:span text:style-name="T10"><text:s text:c="2"/></text:span><text:span text:style-name="T10">if (superuser())</text:span></text:p>
            <text:p text:style-name="P8"><text:span text:style-name="T10"><text:s text:c="4"/></text:span><text:span text:style-name="T10">elog(log_level, "superuser %s fired this query %s", </text:span></text:p>
            <text:p text:style-name="P8"><text:span text:style-name="T10"><text:s text:c="9"/></text:span><text:span text:style-name="T10">GetUserNameFromId(GetUserId()),</text:span></text:p>
            <text:p text:style-name="P8"><text:span text:style-name="T10"><text:s text:c="9"/></text:span><text:span text:style-name="T10">query);</text:span></text:p>
            <text:p text:style-name="P8"><text:span text:style-name="T10"/></text:p>
            <text:p text:style-name="P8"><text:span text:style-name="T10"><text:s text:c="2"/></text:span><text:span text:style-name="T10">if (prev_ExecutorEnd)</text:span></text:p>
            <text:p text:style-name="P8"><text:span text:style-name="T10"><text:s text:c="4"/></text:span><text:span text:style-name="T10">prev_ExecutorEnd(queryDesc);</text:span></text:p>
            <text:p text:style-name="P8"><text:span text:style-name="T10"><text:s text:c="2"/></text:span><text:span text:style-name="T10">else</text:span></text:p>
            <text:p text:style-name="P8"><text:span text:style-name="T10"><text:s text:c="4"/></text:span><text:span text:style-name="T10">standard_ExecutorEnd(queryDesc);</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7"><text:span text:style-name="T13">void _PG_fini(void)</text:span></text:p>
            <text:p text:style-name="P7"><text:span text:style-name="T13">{</text:span></text:p>
            <text:p text:style-name="P7"><text:span text:style-name="T13"><text:s text:c="2"/></text:span><text:span text:style-name="T13">ExecutorEnd_hook = prev_ExecutorEnd;</text:span></text:p>
            <text:p text:style-name="P7"><text:span text:style-name="T13">}</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27" draw:style-name="dp1" draw:master-page-name="Dalibo" presentation:presentation-page-layout-name="AL2T1">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9">This hook function takes much more parameters. Username and password are self explanatory.</text:span></text:p>
              <text:p><text:span text:style-name="T9">password_type allows the hook function to know if it is an encrypted password or a plain text one. An encrypted password is always encrypted with MD5. Crypt was available until the 8.4 release.</text:span></text:p>
              <text:p><text:span text:style-name="T9">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void _PG_init(void)</text:span></text:p>
            <text:p text:style-name="P7"><text:span text:style-name="T13">{</text:span></text:p>
            <text:p text:style-name="P7"><text:span text:style-name="T13"><text:s text:c="2"/></text:span><text:span text:style-name="T13">check_password_hook = check_password;</text:span></text:p>
            <text:p text:style-name="P7"><text:span text:style-name="T13">}</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8"><text:span text:style-name="T10">static void</text:span></text:p>
            <text:p text:style-name="P8"><text:span text:style-name="T10">check_password(const char *username,</text:span></text:p>
            <text:p text:style-name="P8"><text:span text:style-name="T10"><text:s text:c="2"/></text:span><text:span text:style-name="T10">const char *password, int password_type,</text:span></text:p>
            <text:p text:style-name="P8"><text:span text:style-name="T10"><text:s text:c="2"/></text:span><text:span text:style-name="T10">Datum validuntil_time, bool validuntil_null)</text:span></text:p>
            <text:p text:style-name="P8"><text:span text:style-name="T10">{</text:span></text:p>
            <text:p text:style-name="P8"><text:span text:style-name="T10"><text:s text:c="2"/></text:span><text:span text:style-name="T10">if (password_type == PASSWORD_TYPE_PLAINTEXT)</text:span></text:p>
            <text:p text:style-name="P8"><text:span text:style-name="T10"><text:s text:c="2"/></text:span><text:span text:style-name="T10">{</text:span></text:p>
            <text:p text:style-name="P8"><text:span text:style-name="T10"><text:s text:c="4"/></text:span><text:span text:style-name="T10">ereport(ERROR,</text:span></text:p>
            <text:p text:style-name="P8"><text:span text:style-name="T10"><text:s text:c="6"/></text:span><text:span text:style-name="T10">(errcode(ERRCODE_INVALID_PARAMETER_VALUE),</text:span></text:p>
            <text:p text:style-name="P8"><text:span text:style-name="T10"><text:s text:c="7"/></text:span><text:span text:style-name="T10">errmsg("password is not encrypted")));</text:span></text:p>
            <text:p text:style-name="P8"><text:span text:style-name="T10"><text:s text:c="2"/></text:span><text:span text:style-name="T10">}</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The ClientAuthentication_hook helps a plugin to get control after the client authentication, but before the client is informed of the result of the authentication.</text:span></text:p>
              <text:p><text:span text:style-name="T9">Therefore, the plugin can do other stuff, like record login events (with the result of the authentication), or insert a delay after a failed authentication to avoid DOS attacks.</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9">Three extensions already use this hook:</text:span></text:p>
              <text:list text:style-name="L2">
                <text:list-item>
                  <text:p><text:span text:style-name="T9">auth_delay adds a configurable delay (auth_delay.milliseconds GUC) after a failed attempt to connect</text:span></text:p>
                </text:list-item>
                <text:list-item>
                  <text:p><text:span text:style-name="T9">sepgsql adds specific SELinux context to allow a connection</text:span></text:p>
                </text:list-item>
                <text:list-item>
                  <text:p><text:span text:style-name="T9">connection_limits, written by Tomas Vondra, and available on GitHub, allows more control on the limit of connections than the max_connections GUC (per user, per database, and per IP)</text:span></text:p>
                </text:list-item>
              </text:list>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8"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9">The ClientAuthentication_hook function requires two parameters: a Port structure, and a status code.</text:span></text:p>
              <text:p><text:span text:style-name="T9">The first one gives lots of information on the connection to the hook function: user name, database name, GUC options, etc.</text:span></text:p>
              <text:p><text:span text:style-name="T9">The second one is a status code, mostly a boolean value (OK or error).</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9">Here is an example of a new extension using the ClientAuthentication_hook.</text:span></text:p>
              <text:p><text:span text:style-name="T9">Our example will deny connections if a specific file is present.</text:span></text:p>
              <text:p><text:span text:style-name="T9">We need two functions:</text:span></text:p>
              <text:list text:style-name="L2">
                <text:list-item>
                  <text:p><text:span text:style-name="T9">The first one will install the hook (IOW, set the ClientAuthentication_hook global function pointer) ;</text:span></text:p>
                </text:list-item>
                <text:list-item>
                  <text:p><text:span text:style-name="T9">The second one will check the availability of the file, and choose to allow or deny connections.</text:span></text:p>
                </text:list-item>
              </text:list>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7"><text:span text:style-name="T13">static PLpgSQL_plugin plugin_funcs = { profiler_func_beg };</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LpgSQL_plugin ** var_ptr = (PLpgSQL_plugin **)</text:span></text:p>
            <text:p text:style-name="P7"><text:span text:style-name="T13"><text:s text:c="17"/></text:span><text:span text:style-name="T13">find_rendezvous_variable("PLpgSQL_plugin");</text:span></text:p>
            <text:p text:style-name="P7"><text:span text:style-name="T13"><text:s text:c="2"/></text:span><text:span text:style-name="T13">*var_ptr = &amp;plugin_funcs;</text:span></text:p>
            <text:p text:style-name="P7"><text:span text:style-name="T13">}</text:span></text:p>
            <text:p text:style-name="P7"><text:span text:style-name="T13"/></text:p>
            <text:p text:style-name="P7"><text:span text:style-name="T13">void load_plugin(PLpgSQL_plugin *hooks)</text:span></text:p>
            <text:p text:style-name="P7"><text:span text:style-name="T13">{</text:span></text:p>
            <text:p text:style-name="P7"><text:span text:style-name="T13"><text:s text:c="2"/></text:span><text:span text:style-name="T13">hooks-&gt;func_beg = profiler_func_beg;</text:span></text:p>
            <text:p text:style-name="P7"><text:span text:style-name="T13">}</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9">The initialization of the hook must happen in the _PG_init function. This function is called when PostgreSQL loads the shared library.</text:span></text:p>
              <text:p><text:span text:style-name="T9">The first line saves the previous ClientAuthentication_hook. The second line changes the hook with our own function.</text:span></text:p>
            </draw:text-box>
          </draw:frame>
        </presentation:notes>
      </draw:page>
      <draw:page draw:name="page3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8"><text:span text:style-name="T10">static void profiler_func_beg(PLpgSQL_execstate *estate,</text:span></text:p>
            <text:p text:style-name="P8"><text:span text:style-name="T10"><text:s text:c="30"/></text:span><text:span text:style-name="T10">PLpgSQL_function <text:s/>*func)</text:span></text:p>
            <text:p text:style-name="P8"><text:span text:style-name="T10">{</text:span></text:p>
            <text:p text:style-name="P8"><text:span text:style-name="T10"><text:s text:c="4"/></text:span><text:span text:style-name="T10">elog(LOG, "Execute function %s", func-&gt;fn_name);</text:span></text:p>
            <text:p text:style-name="P8"><text:span text:style-name="T10">}</text:span></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f a previous hook was set, we first call it.</text:span></text:p>
              <text:p><text:span text:style-name="T9">If the result of its execution is to deny the connection, there is no need to execute our own code. We simply return with a “not OK” status.</text:span></text:p>
              <text:p><text:span text:style-name="T9">If the previous hook allows the connection, we then need to check for the presence of the file (here, /tmp/connection.stopped). If it cannot find the file, we use ereport() to deny properly the connection.</text:span></text:p>
            </draw:text-box>
          </draw:frame>
        </presentation:notes>
      </draw:page>
      <draw:page draw:name="page3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ifdef USE_PGXS</text:span></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else</text:span></text:p>
            <text:p text:style-name="P8"><text:span text:style-name="T10">subdir = contrib/your_hook</text:span></text:p>
            <text:p text:style-name="P8"><text:span text:style-name="T10">top_builddir = ../..</text:span></text:p>
            <text:p text:style-name="P8"><text:span text:style-name="T10">include $(top_builddir)/src/Makefile.global</text:span></text:p>
            <text:p text:style-name="P8"><text:span text:style-name="T10">include $(top_srcdir)/contrib/contrib-global.mk</text:span></text:p>
            <text:p text:style-name="P8"><text:span text:style-name="T10">endif</text:span></text:p>
            <text:p text:style-name="P8"><text:span text:style-name="T10"/></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9"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8"><text:span text:style-name="T10">$ make USE_PGXS=1</text:span></text:p>
            <text:p text:style-name="P8"><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8"><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8"><text:span text:style-name="T14">Can't use PGXS with PL/pgsql plugins</text:span></text:p>
              </text:list-item>
            </text:list>
            <text:p text:style-name="P8"><text:span text:style-name="T10"/></text:p>
          </draw:text-box>
        </draw:frame>
        <presentation:notes draw:style-name="dp2">
          <draw:page-thumbnail draw:style-name="gr1" draw:layer="layout" svg:width="14.848cm" svg:height="11.136cm" svg:x="3.075cm" svg:y="2.257cm" draw:page-number="40"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8"><text:span text:style-name="T10">$ make USE_PGXS=1 install</text:span></text:p>
            <text:p text:style-name="P8"><text:span text:style-name="T10">/bin/mkdir -p '/opt/postgresql-9.1/lib'</text:span></text:p>
            <text:p text:style-name="P8"><text:span text:style-name="T10">/bin/sh /opt/postgresql-9.1/lib/pgxs/src/makefiles/../../config/install-sh -c -m 755 <text:s/>your_hook.so '/opt/postgresql-9.1/lib/your_hook.so' <text:s/></text:span></text:p>
            <text:p text:style-name="P8"><text:span text:style-name="T10"/></text:p>
          </draw:text-box>
        </draw:frame>
        <presentation:notes draw:style-name="dp2">
          <draw:page-thumbnail draw:style-name="gr1" draw:layer="layout" svg:width="14.848cm" svg:height="11.136cm" svg:x="3.075cm" svg:y="2.257cm" draw:page-number="41" presentation:class="page"/>
          <draw:frame presentation:style-name="pr9"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8"><text:span text:style-name="T11">shared_preload_libraries = 'only_encrypted_passwords'</text:span></text:p>
            <text:p text:style-name="P8"><text:span text:style-name="T11"/></text:p>
            <text:list text:continue-numbering="true" text:style-name="L1">
              <text:list-item>
                <text:p>Restart PostgreSQL</text:p>
              </text:list-item>
            </text:list>
            <text:p text:style-name="P8"><text:span text:style-name="T10">$ pg_ctl start</text:span></text:p>
            <text:p text:style-name="P8"><text:span text:style-name="T10">server starting</text:span></text:p>
            <text:p text:style-name="P8"><text:span text:style-name="T10">2012-01-28 16:01:32 CET <text:s/>LOG: <text:s/>loaded library "only_encrypted_passwords"</text:span></text:p>
          </draw:text-box>
        </draw:frame>
        <presentation:notes draw:style-name="dp2">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8"><text:span text:style-name="T10">postgres=# CREATE USER u1 PASSWORD 'supersecret';</text:span></text:p>
            <text:p text:style-name="P8"><text:span text:style-name="T10">ERROR: <text:s/>password is not encrypted</text:span></text:p>
            <text:p text:style-name="P8"><text:span text:style-name="T10"/></text:p>
            <text:p text:style-name="P8"><text:span text:style-name="T10">postgres=# CREATE USER u1 PASSWORD 'md5f96c038c1bf28d837c32cc62fa97910a';</text:span></text:p>
            <text:p text:style-name="P8"><text:span text:style-name="T10">CREATE ROLE</text:span></text:p>
            <text:p text:style-name="P8"><text:span text:style-name="T10"/></text:p>
            <text:p text:style-name="P8"><text:span text:style-name="T10">postgres=# ALTER USER u1 PASSWORD 'f96c038c1bf28d837c32cc62fa97910a';</text:span></text:p>
            <text:p text:style-name="P8"><text:span text:style-name="T10">ERROR: <text:s/>password is not encrypted</text:span></text:p>
            <text:p text:style-name="P8"><text:span text:style-name="T10"/></text:p>
            <text:p text:style-name="P8"><text:span text:style-name="T10">postgres=# ALTER USER u1 PASSWORD 'md5f96c038c1bf28d837c32cc62fa97910a';</text:span></text:p>
            <text:p text:style-name="P8"><text:span text:style-name="T10">ALTER ROLE</text:span></text:p>
            <text:p text:style-name="P8"><text:span text:style-name="T10"/></text:p>
          </draw:text-box>
        </draw:frame>
        <presentation:notes draw:style-name="dp2">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9">And here is an example that shows its use.</text:span></text:p>
            </draw:text-box>
          </draw:frame>
        </presentation:notes>
      </draw:page>
      <draw:page draw:name="page4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text:p>Another patch, not yet available, is written by Peter Geoghegan to get query normalisation inside pg_stat_statements.</text:p>
            </draw:text-box>
          </draw:frame>
        </presentation:notes>
      </draw:page>
      <draw:page draw:name="page4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draw:text-box>
              <text:p text:style-name="P4">For 9.2, there is at least one patch offering a new hook. It is a logging hook. The main idea behind this hook is to send logs to something else than PostgreSQL or syslog. Commited in early march (http://git.postgresql.org/pg/commitdiff/19dbc3463161a142537ba5c569c8e6a073a318de)</text:p>
              <text:p text:style-name="P4">Another patch, not yet available, is written by Peter Geoghegan to get query normalisation inside pg_stat_statements.</text:p>
            </draw:text-box>
          </draw:frame>
        </presentation:notes>
      </draw:page>
      <draw:page draw:name="page4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6</meta:editing-cycles>
    <meta:editing-duration>PT23H42M53S</meta:editing-duration>
    <meta:initial-creator>Guillaume Lelarge</meta:initial-creator>
    <dc:date>2012-03-31T17:49:53</dc:date>
    <dc:creator>Guillaume Lelarge</dc:creator>
    <meta:document-statistic meta:object-count="224"/>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